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<text:s/>Phase</text:p>
          </table:table-cell>
          <table:table-cell office:value-type="string" calcext:value-type="string">
            <text:p><text:s/>Block</text:p>
          </table:table-cell>
          <table:table-cell office:value-type="string" calcext:value-type="string">
            <text:p><text:s/>Item</text:p>
          </table:table-cell>
          <table:table-cell office:value-type="string" calcext:value-type="string">
            <text:p><text:s/>Response</text:p>
          </table:table-cell>
          <table:table-cell office:value-type="string" calcext:value-type="string">
            <text:p><text:s/>Accuracy</text:p>
          </table:table-cell>
          <table:table-cell office:value-type="string" calcext:value-type="string">
            <text:p><text:s/>Clusters number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heet2" table:style-name="ta1">
        <table:table-column table:style-name="co8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Category A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COUNTIFS([Sheet1.D2:Sheet1.D6401];&quot;=1&quot;;[Sheet1.E2:Sheet1.E6401];&quot;=1&quot;))*100/400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COUNTIFS([Sheet1.D2:Sheet1.D6401];&quot;=2&quot;;[Sheet1.E2:Sheet1.E6401];&quot;=1&quot;))*100/400" office:value-type="float" office:value="94.75" calcext:value-type="float">
            <text:p>94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table:formula="of:=(COUNTIFS([Sheet1.D2:Sheet1.D6401];&quot;=9&quot;;[Sheet1.E2:Sheet1.E6401];&quot;=1&quot;))*100/400" office:value-type="float" office:value="29.75" calcext:value-type="float">
            <text:p>29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COUNTIFS([Sheet1.D2:Sheet1.D6401];&quot;=10&quot;;[Sheet1.E2:Sheet1.E6401];&quot;=1&quot;))*100/400" office:value-type="float" office:value="79.25" calcext:value-type="float">
            <text:p>79.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COUNTIFS([Sheet1.D2:Sheet1.D6401];&quot;=55&quot;;[Sheet1.E2:Sheet1.E6401];&quot;=1&quot;))*100/400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COUNTIFS([Sheet1.D2:Sheet1.D6401];&quot;=56&quot;;[Sheet1.E2:Sheet1.E6401];&quot;=1&quot;))*100/400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COUNTIFS([Sheet1.D2:Sheet1.D6401];&quot;=63&quot;;[Sheet1.E2:Sheet1.E6401];&quot;=1&quot;))*100/400" office:value-type="float" office:value="21.25" calcext:value-type="float">
            <text:p>21.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(COUNTIFS([Sheet1.D2:Sheet1.D6401];&quot;=64&quot;;[Sheet1.E2:Sheet1.E6401];&quot;=1&quot;))*100/400" office:value-type="float" office:value="70.5" calcext:value-type="float">
            <text:p>7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/00/0000</text:date>, <text:time style:data-style-name="N2" text:time-value="20:57:10.066716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3T21:45:39.312419404</dc:date>
    <meta:generator>LibreOffice/4.2.4.2$Linux_X86_64 LibreOffice_project/420m0$Build-2</meta:generator>
    <meta:editing-duration>P0D</meta:editing-duration>
    <meta:editing-cycles>4</meta:editing-cycles>
    <meta:document-statistic meta:table-count="2" meta:cell-count="22425" meta:object-count="0"/>
  </office:meta>
</office:document-meta>
</file>